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1cm" svg:height="17.88cm" svg:x="10.724cm" svg:y="0.1cm">
          <text:p text:style-name="P1"><text:span text:style-name="T1"/></text:p>
          <text:p text:style-name="P1"><text:span text:style-name="T1">User-sid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2cm" svg:height="7.955cm" svg:x="11.994cm" svg:y="5.245cm">
          <text:p text:style-name="P1"><text:span text:style-name="T2"/></text:p>
          <text:p text:style-name="P1"><text:span text:style-name="T2">Accelerated loop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94cm" svg:y1="3.675cm" svg:x2="18.344cm" svg:y2="3.675cm">
          <text:p/>
        </draw:line>
        <draw:line draw:style-name="gr3" draw:text-style-name="P1" draw:layer="layout" svg:x1="11.994cm" svg:y1="3.91cm" svg:x2="17.074cm" svg:y2="3.91cm">
          <text:p/>
        </draw:line>
        <draw:line draw:style-name="gr3" draw:text-style-name="P1" draw:layer="layout" svg:x1="11.994cm" svg:y1="4.175cm" svg:x2="17.709cm" svg:y2="4.175cm">
          <text:p/>
        </draw:line>
        <draw:line draw:style-name="gr3" draw:text-style-name="P1" draw:layer="layout" svg:x1="11.994cm" svg:y1="4.375cm" svg:x2="18.09cm" svg:y2="4.375cm">
          <text:p/>
        </draw:line>
        <draw:line draw:style-name="gr3" draw:text-style-name="P1" draw:layer="layout" svg:x1="11.994cm" svg:y1="4.61cm" svg:x2="15.804cm" svg:y2="4.61cm">
          <text:p/>
        </draw:line>
        <draw:line draw:style-name="gr3" draw:text-style-name="P1" draw:layer="layout" svg:x1="11.994cm" svg:y1="4.875cm" svg:x2="16.439cm" svg:y2="4.875cm">
          <text:p/>
        </draw:line>
        <draw:line draw:style-name="gr3" draw:text-style-name="P1" draw:layer="layout" svg:x1="11.994cm" svg:y1="13.575cm" svg:x2="18.344cm" svg:y2="13.575cm">
          <text:p/>
        </draw:line>
        <draw:line draw:style-name="gr3" draw:text-style-name="P1" draw:layer="layout" svg:x1="11.994cm" svg:y1="13.81cm" svg:x2="17.074cm" svg:y2="13.81cm">
          <text:p/>
        </draw:line>
        <draw:line draw:style-name="gr3" draw:text-style-name="P1" draw:layer="layout" svg:x1="11.994cm" svg:y1="14.075cm" svg:x2="17.709cm" svg:y2="14.075cm">
          <text:p/>
        </draw:line>
        <draw:line draw:style-name="gr3" draw:text-style-name="P1" draw:layer="layout" svg:x1="11.994cm" svg:y1="14.275cm" svg:x2="18.09cm" svg:y2="14.275cm">
          <text:p/>
        </draw:line>
        <draw:line draw:style-name="gr3" draw:text-style-name="P1" draw:layer="layout" svg:x1="11.994cm" svg:y1="14.51cm" svg:x2="15.804cm" svg:y2="14.51cm">
          <text:p/>
        </draw:line>
        <draw:line draw:style-name="gr3" draw:text-style-name="P1" draw:layer="layout" svg:x1="11.994cm" svg:y1="14.775cm" svg:x2="16.439cm" svg:y2="14.775cm">
          <text:p/>
        </draw:line>
        <draw:line draw:style-name="gr3" draw:text-style-name="P1" draw:layer="layout" svg:x1="11.994cm" svg:y1="15.021cm" svg:x2="18.344cm" svg:y2="15.021cm">
          <text:p/>
        </draw:line>
        <draw:line draw:style-name="gr3" draw:text-style-name="P1" draw:layer="layout" svg:x1="11.994cm" svg:y1="15.256cm" svg:x2="17.074cm" svg:y2="15.256cm">
          <text:p/>
        </draw:line>
        <draw:line draw:style-name="gr3" draw:text-style-name="P1" draw:layer="layout" svg:x1="11.994cm" svg:y1="15.521cm" svg:x2="17.709cm" svg:y2="15.521cm">
          <text:p/>
        </draw:line>
        <draw:line draw:style-name="gr3" draw:text-style-name="P1" draw:layer="layout" svg:x1="11.994cm" svg:y1="15.721cm" svg:x2="18.09cm" svg:y2="15.721cm">
          <text:p/>
        </draw:line>
        <draw:line draw:style-name="gr3" draw:text-style-name="P1" draw:layer="layout" svg:x1="11.994cm" svg:y1="15.956cm" svg:x2="15.804cm" svg:y2="15.956cm">
          <text:p/>
        </draw:line>
        <draw:line draw:style-name="gr3" draw:text-style-name="P1" draw:layer="layout" svg:x1="11.994cm" svg:y1="16.221cm" svg:x2="16.439cm" svg:y2="16.221cm">
          <text:p/>
        </draw:line>
        <draw:custom-shape draw:style-name="gr4" draw:text-style-name="P4" draw:id="id3" draw:layer="layout" svg:width="5.08cm" svg:height="1.905cm" svg:x="13.364cm" svg:y="8.755cm">
          <text:p text:style-name="P1"><text:span text:style-name="T3">Original loo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10" draw:layer="layout" svg:width="5.08cm" svg:height="1.905cm" svg:x="4.186cm" svg:y="4.666cm">
          <text:p text:style-name="P1"><text:span text:style-name="T3">Results</text:span></text:p>
          <text:p text:style-name="P1"><text:span text:style-name="T3">comparis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2.34cm" svg:height="2.44cm" svg:x="23.254cm" svg:y="6.7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1" draw:layer="layout" svg:width="5.08cm" svg:height="1.605cm" svg:x="13.364cm" svg:y="5.715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.904cm" svg:y1="7.32cm" svg:x2="23.254cm" svg:y2="7.935cm" draw:start-shape="id1" draw:start-glue-point="2" draw:end-shape="id2" draw:end-glue-point="5" svg:d="m15904 7320v615h7350">
          <text:p/>
        </draw:connector>
        <draw:frame draw:style-name="gr8" draw:text-style-name="P5" draw:layer="layout" svg:width="3.846cm" svg:height="0.962cm" svg:x="22.454cm" svg:y="5.712cm">
          <draw:text-box>
            <text:p><text:span text:style-name="T3">Accelerate?</text:span></text:p>
          </draw:text-box>
        </draw:frame>
        <draw:connector draw:style-name="gr7" draw:text-style-name="P1" draw:layer="layout" svg:x1="24.424cm" svg:y1="9.155cm" svg:x2="18.444cm" svg:y2="9.707cm" draw:start-shape="id2" draw:start-glue-point="6" draw:end-shape="id3" draw:end-glue-point="1" svg:d="m24424 9155v552h-5980">
          <text:p/>
        </draw:connector>
        <draw:frame draw:style-name="gr9" draw:text-style-name="P5" draw:layer="layout" svg:width="1.455cm" svg:height="0.962cm" svg:x="22.454cm" svg:y="8.69cm">
          <draw:text-box>
            <text:p><text:span text:style-name="T3">NO</text:span></text:p>
          </draw:text-box>
        </draw:frame>
        <draw:custom-shape draw:style-name="gr4" draw:text-style-name="P4" draw:id="id14" draw:layer="layout" svg:width="7.62cm" svg:height="1.27cm" svg:x="28.169cm" svg:y="3.675cm">
          <text:p text:style-name="P1"><text:span text:style-name="T3">Parse kernel arg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9cm" svg:height="2.21cm" svg:x="28.17cm" svg:y="5.275cm">
          <text:p text:style-name="P1"><text:span text:style-name="T3">Duplicate kernel args</text:span></text:p>
          <text:p text:style-name="P1"><text:span text:style-name="T3">(if comparison enabled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8cm" svg:height="2.21cm" svg:x="28.171cm" svg:y="7.775cm">
          <text:p text:style-name="P1"><text:span text:style-name="T3">Account kernel</text:span></text:p>
          <text:p text:style-name="P1"><text:span text:style-name="T3">dependencies (modules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18cm" svg:height="2.21cm" svg:x="28.171cm" svg:y="10.275cm">
          <text:p text:style-name="P1"><text:span text:style-name="T3">Map or copy data</text:span></text:p>
          <text:p text:style-name="P1"><text:span text:style-name="T3">from host to de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62cm" svg:height="1.27cm" svg:x="28.169cm" svg:y="12.775cm">
          <text:p text:style-name="P1"><text:span text:style-name="T3">Build, run, sync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4" draw:layer="layout" svg:width="7.618cm" svg:height="2.21cm" svg:x="28.171cm" svg:y="14.375cm">
          <text:p text:style-name="P1"><text:span text:style-name="T3">Map or copy data</text:span></text:p>
          <text:p text:style-name="P1"><text:span text:style-name="T3">from device to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5" draw:layer="layout" svg:width="2.34cm" svg:height="2.44cm" svg:x="23.254cm" svg:y="11.0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0.669cm" svg:x1="31.98cm" svg:y1="16.585cm" svg:x2="25.594cm" svg:y2="12.235cm" draw:start-shape="id4" draw:start-glue-point="2" draw:end-shape="id5" draw:end-glue-point="7" svg:d="m31980 16585v1195h-5097v-5545h-1289">
          <text:p/>
        </draw:connector>
        <draw:frame draw:style-name="gr10" draw:text-style-name="P5" draw:id="id6" draw:layer="layout" svg:width="3.457cm" svg:height="0.962cm" svg:x="22.654cm" svg:y="13.612cm">
          <draw:text-box>
            <text:p><text:span text:style-name="T3">Compare?</text:span></text:p>
          </draw:text-box>
        </draw:frame>
        <draw:custom-shape draw:style-name="gr6" draw:text-style-name="P1" draw:id="id7" draw:layer="layout" svg:width="1.27cm" svg:height="1.27cm" svg:x="18.734cm" svg:y="14.54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455cm" svg:height="0.962cm" svg:x="22.455cm" svg:y="15.29cm">
          <draw:text-box>
            <text:p><text:span text:style-name="T3">NO</text:span></text:p>
          </draw:text-box>
        </draw:frame>
        <draw:frame draw:style-name="gr11" draw:text-style-name="P5" draw:layer="layout" svg:width="1.772cm" svg:height="0.962cm" svg:x="25.355cm" svg:y="8.69cm">
          <draw:text-box>
            <text:p><text:span text:style-name="T3">YES</text:span></text:p>
          </draw:text-box>
        </draw:frame>
        <draw:connector draw:style-name="gr7" draw:text-style-name="P1" draw:layer="layout" svg:x1="24.382cm" svg:y1="14.574cm" svg:x2="20.004cm" svg:y2="15.18cm" draw:start-shape="id6" draw:start-glue-point="2" draw:end-shape="id7" draw:end-glue-point="1" svg:d="m24382 14574v606h-4378">
          <text:p/>
        </draw:connector>
        <draw:frame draw:style-name="gr11" draw:text-style-name="P5" draw:layer="layout" svg:width="1.772cm" svg:height="0.962cm" svg:x="21.255cm" svg:y="12.49cm">
          <draw:text-box>
            <text:p><text:span text:style-name="T3">YES</text:span></text:p>
          </draw:text-box>
        </draw:frame>
        <draw:custom-shape draw:style-name="gr5" draw:text-style-name="P1" draw:id="id8" draw:layer="layout" svg:width="2.34cm" svg:height="2.44cm" svg:x="5.555cm" svg:y="8.5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3.457cm" svg:height="0.962cm" svg:x="4.955cm" svg:y="11.213cm">
          <draw:text-box>
            <text:p><text:span text:style-name="T3">Compare?</text:span></text:p>
          </draw:text-box>
        </draw:frame>
        <draw:connector draw:style-name="gr7" draw:text-style-name="P1" draw:layer="layout" draw:type="line" svg:x1="13.364cm" svg:y1="9.707cm" svg:x2="7.895cm" svg:y2="9.736cm" draw:start-shape="id3" draw:start-glue-point="3" draw:end-shape="id8" draw:end-glue-point="7" svg:d="m13364 9707-5469 29">
          <text:p/>
        </draw:connector>
        <draw:custom-shape draw:style-name="gr6" draw:text-style-name="P1" draw:layer="layout" svg:width="1.27cm" svg:height="1.27cm" svg:x="15.282cm" svg:y="14.6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772cm" svg:height="0.962cm" svg:x="7.255cm" svg:y="7.19cm">
          <draw:text-box>
            <text:p><text:span text:style-name="T3">YES</text:span></text:p>
          </draw:text-box>
        </draw:frame>
        <draw:custom-shape draw:style-name="gr6" draw:text-style-name="P1" draw:id="id9" draw:layer="layout" svg:width="1.27cm" svg:height="1.27cm" svg:x="11.634cm" svg:y="14.545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47cm" svg:x1="5.555cm" svg:y1="9.736cm" svg:x2="11.634cm" svg:y2="15.18cm" draw:start-shape="id8" draw:start-glue-point="5" draw:end-shape="id9" svg:d="m5555 9736h-996v5444h7075">
          <text:p/>
        </draw:connector>
        <draw:frame draw:style-name="gr9" draw:text-style-name="P5" draw:layer="layout" svg:width="1.455cm" svg:height="0.962cm" svg:x="4.255cm" svg:y="8.69cm">
          <draw:text-box>
            <text:p><text:span text:style-name="T3">NO</text:span></text:p>
          </draw:text-box>
        </draw:frame>
        <draw:frame draw:style-name="gr12" draw:text-style-name="P6" draw:layer="layout" svg:width="5.722cm" svg:height="1.119cm" svg:x="29.079cm" svg:y="0.97cm">
          <draw:text-box>
            <text:p><text:span text:style-name="T1">Runtime library</text:span></text:p>
          </draw:text-box>
        </draw:frame>
        <draw:connector draw:style-name="gr7" draw:text-style-name="P1" draw:layer="layout" svg:x1="23.254cm" svg:y1="12.235cm" svg:x2="15.904cm" svg:y2="10.66cm" draw:start-shape="id5" draw:start-glue-point="5" draw:end-shape="id3" draw:end-glue-point="2" svg:d="m23254 12235h-7350v-1575">
          <text:p/>
        </draw:connector>
        <draw:connector draw:style-name="gr7" draw:text-style-name="P1" draw:layer="layout" svg:x1="6.725cm" svg:y1="8.516cm" svg:x2="6.726cm" svg:y2="6.571cm" draw:start-shape="id8" draw:start-glue-point="4" draw:end-shape="id10" draw:end-glue-point="2" svg:d="m6725 8516v-973h1v-972">
          <text:p/>
        </draw:connector>
        <draw:custom-shape draw:style-name="gr4" draw:text-style-name="P4" draw:id="id11" draw:layer="layout" svg:width="5.08cm" svg:height="1.905cm" svg:x="4.186cm" svg:y="2.467cm">
          <text:p text:style-name="P1"><text:span text:style-name="T3">Kernels</text:span></text:p>
          <text:p text:style-name="P1"><text:span text:style-name="T3">initialization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6.069cm" svg:height="1.119cm" svg:x="3.679cm" svg:y="0.971cm">
          <draw:text-box>
            <text:p><text:span text:style-name="T1">Generated code</text:span></text:p>
          </draw:text-box>
        </draw:frame>
        <draw:custom-shape draw:style-name="gr6" draw:text-style-name="P1" draw:id="id12" draw:layer="layout" svg:width="1.27cm" svg:height="1.27cm" svg:x="11.646cm" svg:y="2.78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94cm" svg:y1="2.476cm" svg:x2="18.344cm" svg:y2="2.476cm">
          <text:p/>
        </draw:line>
        <draw:line draw:style-name="gr3" draw:text-style-name="P1" draw:layer="layout" svg:x1="11.994cm" svg:y1="2.711cm" svg:x2="17.074cm" svg:y2="2.711cm">
          <text:p/>
        </draw:line>
        <draw:line draw:style-name="gr3" draw:text-style-name="P1" draw:layer="layout" svg:x1="11.994cm" svg:y1="2.976cm" svg:x2="17.709cm" svg:y2="2.976cm">
          <text:p/>
        </draw:line>
        <draw:line draw:style-name="gr3" draw:text-style-name="P1" draw:layer="layout" svg:x1="11.994cm" svg:y1="3.176cm" svg:x2="18.09cm" svg:y2="3.176cm">
          <text:p/>
        </draw:line>
        <draw:line draw:style-name="gr3" draw:text-style-name="P1" draw:layer="layout" svg:x1="11.994cm" svg:y1="3.411cm" svg:x2="15.804cm" svg:y2="3.411cm">
          <text:p/>
        </draw:line>
        <draw:connector draw:style-name="gr7" draw:text-style-name="P1" draw:layer="layout" svg:x1="9.266cm" svg:y1="3.419cm" svg:x2="11.646cm" svg:y2="3.421cm" draw:start-shape="id11" draw:start-glue-point="1" draw:end-shape="id12" draw:end-glue-point="3" svg:d="m9266 3419h1203v2h1177">
          <text:p/>
        </draw:connector>
        <draw:frame draw:style-name="gr14" draw:text-style-name="P5" draw:id="id13" draw:layer="layout" svg:width="2.526cm" svg:height="0.962cm" svg:x="0cm" svg:y="2.938cm">
          <draw:text-box>
            <text:p><text:span text:style-name="T3">START</text:span></text:p>
          </draw:text-box>
        </draw:frame>
        <draw:connector draw:style-name="gr7" draw:text-style-name="P1" draw:layer="layout" svg:x1="2.526cm" svg:y1="3.419cm" svg:x2="4.186cm" svg:y2="3.419cm" draw:start-shape="id13" draw:start-glue-point="1" draw:end-shape="id11" draw:end-glue-point="3" svg:d="m2526 3419h1660">
          <text:p/>
        </draw:connector>
        <draw:line draw:style-name="gr3" draw:text-style-name="P1" draw:layer="layout" svg:x1="11.994cm" svg:y1="16.476cm" svg:x2="16.439cm" svg:y2="16.476cm">
          <text:p/>
        </draw:line>
        <draw:line draw:style-name="gr3" draw:text-style-name="P1" draw:layer="layout" svg:x1="11.994cm" svg:y1="16.722cm" svg:x2="18.344cm" svg:y2="16.722cm">
          <text:p/>
        </draw:line>
        <draw:line draw:style-name="gr3" draw:text-style-name="P1" draw:layer="layout" svg:x1="11.994cm" svg:y1="16.957cm" svg:x2="17.074cm" svg:y2="16.957cm">
          <text:p/>
        </draw:line>
        <draw:custom-shape draw:style-name="gr6" draw:text-style-name="P1" draw:layer="layout" svg:width="1.27cm" svg:height="1.27cm" svg:x="15.282cm" svg:y="16.34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cm -0.609cm" svg:x1="25.594cm" svg:y1="7.935cm" svg:x2="31.979cm" svg:y2="3.675cm" draw:start-shape="id2" draw:start-glue-point="7" draw:end-shape="id14" draw:end-glue-point="0" svg:d="m25594 7935h1288v-5395h5097v1135">
          <text:p/>
        </draw:connector>
        <draw:connector draw:style-name="gr7" draw:text-style-name="P1" draw:layer="layout" draw:line-skew="-0.485cm" svg:x1="4.186cm" svg:y1="5.618cm" svg:x2="11.634cm" svg:y2="15.18cm" draw:start-shape="id10" draw:start-glue-point="3" draw:end-shape="id9" draw:end-glue-point="3" svg:d="m4186 5618h-1011v9562h84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043cm" fo:page-height="18.1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e Marcus</meta:initial-creator>
    <meta:creation-date>2011-08-05T04:09:25</meta:creation-date>
    <dc:date>2011-08-05T04:30:46</dc:date>
    <dc:creator>Mae Marcus</dc:creator>
    <meta:editing-duration>PT00H05M11S</meta:editing-duration>
    <meta:editing-cycles>5</meta:editing-cycles>
    <meta:generator>OpenOffice.org/3.2$Linux OpenOffice.org_project/320m12$Build-9483</meta:generator>
    <meta:document-statistic meta:object-count="70"/>
  </office:meta>
</office:document-meta>
</file>